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ServerWebExchange.builder( MockServerHttpRequest . BaseBuilder &lt; ? &gt; requestBui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erWebExchange.MockServerWebExchange( MockServerHttpRequest request , WebSessionManager session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ServerWebExchange.from( MockServerHttp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session( Web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ilder.sessionManager( WebSessionManager session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ServerWebExchange.get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Builder( MockServerHttp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erWebExchange.builder( MockServerHttp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bui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ServerWebExchange.from( MockServerHttpRequest . BaseBuilder &lt; ? &gt; requestBui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